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0771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5215in"/>
    </style:style>
    <style:style style:name="Table1.1" style:family="table-row">
      <style:table-row-properties style:min-row-height="0.4854in"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B2" style:family="table-cell">
      <style:table-cell-properties fo:padding-left="0.075in" fo:padding-right="0.075in" fo:padding-top="0in" fo:padding-bottom="0in" fo:border-left="none" fo:border-right="0.5pt solid #000000" fo:border-top="none" fo:border-bottom="none" style:writing-mode="lr-tb"/>
    </style:style>
    <style:style style:name="Table1.A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25in" fo:margin-left="-0.0625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1.5521in"/>
    </style:style>
    <style:style style:name="Table2.C" style:family="table-column">
      <style:table-column-properties style:column-width="0.8014in"/>
    </style:style>
    <style:style style:name="Table2.D" style:family="table-column">
      <style:table-column-properties style:column-width="0.8444in"/>
    </style:style>
    <style:style style:name="Table2.E" style:family="table-column">
      <style:table-column-properties style:column-width="1.6771in"/>
    </style:style>
    <style:style style:name="Table2.1" style:family="table-row">
      <style:table-row-properties fo:keep-together="auto"/>
    </style:style>
    <style:style style:name="Table2.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B1" style:family="table-cell">
      <style:table-cell-properties fo:background-color="#d9d9d9" fo:padding-left="0.075in" fo:padding-right="0.075in" fo:padding-top="0in" fo:padding-bottom="0in" fo:border="0.5pt solid #000000" style:writing-mode="lr-tb">
        <style:background-image/>
      </style:table-cell-properties>
    </style:style>
    <style:style style:name="Table2.2" style:family="table-row">
      <style:table-row-properties style:min-row-height="0.341in" fo:keep-together="auto"/>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E2" style:family="table-cell">
      <style:table-cell-properties style:vertical-align="middle" fo:padding-left="0.075in" fo:padding-right="0.075in" fo:padding-top="0in" fo:padding-bottom="0in" fo:border="0.5pt solid #000000" style:writing-mode="lr-tb"/>
    </style:style>
    <style:style style:name="Table2.3" style:family="table-row">
      <style:table-row-properties style:min-row-height="0.4972in" fo:keep-together="auto"/>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E3" style:family="table-cell">
      <style:table-cell-properties style:vertical-align="middle" fo:padding-left="0.075in" fo:padding-right="0.075in" fo:padding-top="0in" fo:padding-bottom="0in" fo:border="0.5pt solid #000000" style:writing-mode="lr-tb"/>
    </style:style>
    <style:style style:name="Table2.4" style:family="table-row">
      <style:table-row-properties style:min-row-height="0.3035in" fo:keep-together="auto"/>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E4"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0986in" fo:margin-left="-0.0986in" fo:margin-top="0in" fo:margin-bottom="0in" table:align="left" style:writing-mode="lr-tb"/>
    </style:style>
    <style:style style:name="Table3.A" style:family="table-column">
      <style:table-column-properties style:column-width="2.2597in"/>
    </style:style>
    <style:style style:name="Table3.B" style:family="table-column">
      <style:table-column-properties style:column-width="1.1611in"/>
    </style:style>
    <style:style style:name="Table3.C" style:family="table-column">
      <style:table-column-properties style:column-width="1.3444in"/>
    </style:style>
    <style:style style:name="Table3.D" style:family="table-column">
      <style:table-column-properties style:column-width="1.3333in"/>
    </style:style>
    <style:style style:name="Table3.1" style:family="table-row">
      <style:table-row-properties style:min-row-height="0.3347in" fo:keep-together="auto"/>
    </style:style>
    <style:style style:name="Table3.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2" style:family="table-row">
      <style:table-row-properties style:min-row-height="0.241in" fo:keep-together="auto"/>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0.2472in" fo:keep-together="auto"/>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0361in" fo:margin-left="-0.0986in" fo:margin-top="0in" fo:margin-bottom="0in" table:align="left" style:writing-mode="lr-tb"/>
    </style:style>
    <style:style style:name="Table4.A" style:family="table-column">
      <style:table-column-properties style:column-width="1.1611in"/>
    </style:style>
    <style:style style:name="Table4.B" style:family="table-column">
      <style:table-column-properties style:column-width="1.5in"/>
    </style:style>
    <style:style style:name="Table4.C" style:family="table-column">
      <style:table-column-properties style:column-width="1.5618in"/>
    </style:style>
    <style:style style:name="Table4.D" style:family="table-column">
      <style:table-column-properties style:column-width="1.8132in"/>
    </style:style>
    <style:style style:name="Table4.1" style:family="table-row">
      <style:table-row-properties style:min-row-height="0.2535in" fo:keep-together="auto"/>
    </style:style>
    <style:style style:name="Table4.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4.2" style:family="table-row">
      <style:table-row-properties style:min-row-height="0.2472in" fo:keep-together="auto"/>
    </style:style>
    <style:style style:name="Table4.A2" style:family="table-cell">
      <style:table-cell-properties style:vertical-align="middle"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in" fo:margin-bottom="0in"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in" fo:margin-bottom="0.1665in" style:contextual-spacing="false" fo:text-align="justify" style:justify-single-word="false" loext:word-spacing-minimum="75%" loext:word-spacing-maximum="133%"/>
    </style:style>
    <style:style style:name="P6" style:family="paragraph" style:parent-style-name="Standard">
      <style:paragraph-properties fo:padding="0.0555in" fo:border="0.51pt solid #000000" style:shadow="none"/>
    </style:style>
    <style:style style:name="P7" style:family="paragraph" style:parent-style-name="Standard">
      <style:paragraph-properties fo:padding="0.0555in" fo:border="0.51pt solid #000000" style:shadow="none"/>
    </style:style>
    <style:style style:name="P8" style:family="paragraph" style:parent-style-name="Standard">
      <style:paragraph-properties fo:margin-left="0.75in" fo:text-align="justify" style:justify-single-word="false" loext:word-spacing-minimum="75%" loext:word-spacing-maximum="133%"/>
      <style:text-properties fo:color="#000000" loext:opacity="100%">
        <loext:char-complex-color loext:theme-type="dark1" loext:color-type="theme"/>
      </style:text-properties>
    </style:style>
    <style:style style:name="P9" style:family="paragraph" style:parent-style-name="Standard" style:list-style-name="WWNum10">
      <style:paragraph-properties fo:text-align="justify" style:justify-single-word="false" loext:word-spacing-minimum="75%" loext:word-spacing-maximum="133%"/>
    </style:style>
    <style:style style:name="P10" style:family="paragraph" style:parent-style-name="Standard">
      <style:paragraph-properties fo:margin-left="0.25in" fo:text-align="justify" style:justify-single-word="false" loext:word-spacing-minimum="75%" loext:word-spacing-maximum="133%"/>
    </style:style>
    <style:style style:name="P11" style:family="paragraph" style:parent-style-name="Standard">
      <loext:graphic-properties draw:fill="solid" draw:fill-color="#1f1f1f"/>
      <style:paragraph-properties style:line-height-at-least="0.198in" fo:background-color="#1f1f1f"/>
    </style:style>
    <style:style style:name="P12" style:family="paragraph" style:parent-style-name="Standard" style:list-style-name="WWNum14">
      <style:paragraph-properties fo:margin-left="0.75in" fo:text-align="justify" style:justify-single-word="false" fo:text-indent="-0.2575in" style:auto-text-indent="false" loext:word-spacing-minimum="75%" loext:word-spacing-maximum="133%"/>
    </style:style>
    <style:style style:name="P13" style:family="paragraph" style:parent-style-name="Standard">
      <style:paragraph-properties fo:margin-left="0.75in" fo:text-align="justify" style:justify-single-word="false" loext:word-spacing-minimum="75%" loext:word-spacing-maximum="133%"/>
    </style:style>
    <style:style style:name="P14" style:family="paragraph" style:parent-style-name="Standard">
      <style:paragraph-properties fo:margin-top="0in" fo:margin-bottom="0in" style:contextual-spacing="fals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5" style:family="paragraph" style:parent-style-name="List_20_Paragraph">
      <style:paragraph-properties fo:margin-left="0in" fo:margin-top="0in" fo:margin-bottom="0in"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6" style:family="paragraph" style:parent-style-name="List_20_Paragraph">
      <style:paragraph-properties fo:margin-left="0in" fo:margin-top="0in" fo:margin-bottom="0in"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7" style:family="paragraph" style:parent-style-name="List_20_Paragraph">
      <style:paragraph-properties fo:margin-left="0in" fo:margin-top="0in" fo:margin-bottom="0in" style:contextual-spacing="true" fo:text-align="start"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style:style>
    <style:style style:name="P18" style:family="paragraph" style:parent-style-name="List_20_Paragraph" style:list-style-name="WWNum14">
      <style:paragraph-properties fo:text-align="justify" style:justify-single-word="false" loext:word-spacing-minimum="75%" loext:word-spacing-maximum="133%"/>
    </style:style>
    <style:style style:name="P19" style:family="paragraph" style:parent-style-name="List_20_Paragraph">
      <style:paragraph-properties fo:margin-left="0.25in" fo:text-align="justify" style:justify-single-word="false" loext:word-spacing-minimum="75%" loext:word-spacing-maximum="133%"/>
    </style:style>
    <style:style style:name="P20" style:family="paragraph" style:parent-style-name="List_20_Paragraph">
      <style:paragraph-properties fo:margin-left="0in" fo:margin-top="0in" fo:margin-bottom="0in"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1"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style:style>
    <style:style style:name="P22" style:family="paragraph" style:parent-style-name="Standard">
      <style:paragraph-properties fo:text-align="justify" style:justify-single-word="false" fo:padding-left="0.0555in" fo:padding-right="0.0555in" fo:padding-top="0.0138in" fo:padding-bottom="0.0138in" fo:border="0.51pt solid #000000" style:shadow="none" loext:word-spacing-minimum="75%" loext:word-spacing-maximum="133%"/>
    </style:style>
    <style:style style:name="P23" style:family="paragraph" style:parent-style-name="Standard">
      <style:paragraph-properties fo:text-align="justify" style:justify-single-word="false" fo:padding-left="0.0555in" fo:padding-right="0.0555in" fo:padding-top="0.0138in" fo:padding-bottom="0.0138in" fo:border="0.51pt solid #000000" style:shadow="none" loext:word-spacing-minimum="75%" loext:word-spacing-maximum="133%"/>
      <style:text-properties style:text-underline-style="solid" style:text-underline-width="auto" style:text-underline-color="font-color"/>
    </style:style>
    <style:style style:name="P24" style:family="paragraph" style:parent-style-name="Standard">
      <style:paragraph-properties fo:text-align="justify" style:justify-single-word="false" fo:padding-left="0.0555in" fo:padding-right="0.0555in" fo:padding-top="0.0138in" fo:padding-bottom="0.0138in" fo:border="0.51pt solid #000000" style:shadow="non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font-size="10pt" fo:language="it" fo:country="IT" fo:font-weight="bold" officeooo:rsid="001c684b" style:font-size-asian="10pt" style:font-weight-asian="bold"/>
    </style:style>
    <style:style style:name="T3" style:family="text">
      <style:text-properties fo:language="it" fo:country="IT" fo:font-weight="bold" style:font-weight-asian="bold"/>
    </style:style>
    <style:style style:name="T4" style:family="text">
      <style:text-properties fo:font-size="10pt" fo:language="it" fo:country="I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ize="10pt" fo:language="it" fo:country="IT" fo:font-weight="bold" style:font-size-asian="10pt" style:font-weight-asian="bold" style:font-weight-complex="bold"/>
    </style:style>
    <style:style style:name="T7" style:family="text">
      <style:text-properties fo:font-size="16pt" fo:font-weight="bold" style:font-size-asian="16pt" style:font-weight-asian="bold"/>
    </style:style>
    <style:style style:name="T8" style:family="text">
      <style:text-properties fo:font-size="16pt" fo:font-weight="bold" style:font-size-asian="16pt" style:font-weight-asian="bold" style:font-size-complex="16pt" style:font-weight-complex="bold"/>
    </style:style>
    <style:style style:name="T9" style:family="text">
      <style:text-properties fo:background-color="#ffff00"/>
    </style:style>
    <style:style style:name="T10" style:family="text">
      <style:text-properties fo:font-family="'Courier New'" style:font-family-generic="roman" style:font-pitch="variable" fo:font-size="11pt" fo:font-weight="bold" style:font-size-asian="11pt" style:font-weight-asian="bold" style:font-name-complex="Courier New" style:font-size-complex="11pt" style:font-weight-complex="bold" fo:background-color="#ffff00"/>
    </style:style>
    <style:style style:name="T11" style:family="text">
      <style:text-properties fo:font-weight="bold" style:font-weight-asian="bold" style:font-weight-complex="bold" fo:background-color="#ffff00"/>
    </style:style>
    <style:style style:name="T12" style:family="text">
      <style:text-properties fo:background-color="#ff0000"/>
    </style:style>
    <style:style style:name="T13" style:family="text">
      <style:text-properties style:text-position="super 58%" fo:background-color="#ff0000"/>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loext:opacity="100%" fo:font-family="'Courier New'" style:font-family-generic="roman" style:font-pitch="variable" fo:font-size="11pt" style:font-name-asian="Courier New" style:font-size-asian="11pt" style:font-name-complex="Courier New" style:font-size-complex="11pt">
        <loext:char-complex-color loext:theme-type="dark1" loext:color-type="theme"/>
      </style:text-properties>
    </style:style>
    <style:style style:name="T16" style:family="text">
      <style:text-properties fo:color="#000000" loext:opacity="100%" fo:font-family="'Courier New'" style:font-family-generic="roman" style:font-pitch="variable" fo:font-size="11pt" fo:font-weight="bold" style:font-name-asian="Courier New" style:font-size-asian="11pt" style:font-weight-asian="bold" style:font-name-complex="Courier New" style:font-size-complex="11pt" style:font-weight-complex="bold">
        <loext:char-complex-color loext:theme-type="dark1" loext:color-type="theme"/>
      </style:text-properties>
    </style:style>
    <style:style style:name="T17" style:family="text">
      <style:text-properties fo:color="#000000" loext:opacity="100%" fo:font-family="'Courier New'" style:font-family-generic="roman" style:font-pitch="variable" fo:font-size="11pt" style:font-name-asian="Courier New" style:font-size-asian="11pt" style:font-name-complex="Courier New" style:font-size-complex="11pt">
        <loext:char-complex-color loext:theme-type="dark1" loext:color-type="theme">
          <loext:transformation loext:type="tint" loext:value="0"/>
          <loext:transformation loext:type="shade" loext:value="0"/>
        </loext:char-complex-color>
      </style:text-properties>
    </style:style>
    <style:style style:name="T18" style:family="text">
      <style:text-properties fo:color="#000000" loext:opacity="100%" fo:font-family="'Courier New'" style:font-family-generic="roman" style:font-pitch="variable" fo:font-size="11pt" fo:font-weight="bold" style:font-name-asian="Courier New" style:font-size-asian="11pt" style:font-weight-asian="bold" style:font-name-complex="Courier New" style:font-size-complex="11pt" style:font-weight-complex="bold">
        <loext:char-complex-color loext:theme-type="dark1" loext:color-type="theme">
          <loext:transformation loext:type="tint" loext:value="0"/>
          <loext:transformation loext:type="shade" loext:value="0"/>
        </loext:char-complex-color>
      </style:text-properties>
    </style:style>
    <style:style style:name="T19" style:family="text">
      <style:text-properties fo:color="#000000" loext:opacity="100%">
        <loext:char-complex-color loext:theme-type="dark1" loext:color-type="theme"/>
      </style:text-properties>
    </style:style>
    <style:style style:name="T20" style:family="text">
      <style:text-properties fo:font-family="'Courier New'" style:font-family-generic="roman" style:font-pitch="variable" fo:font-weight="bold" style:font-weight-asian="bold" style:font-name-complex="Courier New" style:font-weight-complex="bold" fo:background-color="#ffff00"/>
    </style:style>
    <style:style style:name="T21" style:family="text">
      <style:text-properties fo:color="#cccccc" loext:opacity="100%" fo:font-family="Consolas" style:font-family-generic="roman" style:font-pitch="variable" fo:font-size="9pt" style:font-size-asian="9pt" style:font-size-complex="9pt"/>
    </style:style>
    <style:style style:name="T22" style:family="text">
      <style:text-properties fo:color="#569cd6" loext:opacity="100%" fo:font-family="Consolas" style:font-family-generic="roman" style:font-pitch="variable" fo:font-size="9pt" style:font-size-asian="9pt" style:font-size-complex="9pt"/>
    </style:style>
    <style:style style:name="T23" style:family="text">
      <style:text-properties fo:color="#9cdcfe" loext:opacity="100%" fo:font-family="Consolas" style:font-family-generic="roman" style:font-pitch="variable" fo:font-size="9pt" style:font-size-asian="9pt" style:font-size-complex="9pt"/>
    </style:style>
    <style:style style:name="T24" style:family="text">
      <style:text-properties fo:color="#d4d4d4" loext:opacity="100%" fo:font-family="Consolas" style:font-family-generic="roman" style:font-pitch="variable" fo:font-size="9pt" style:font-size-asian="9pt" style:font-size-complex="9pt"/>
    </style:style>
    <style:style style:name="T25" style:family="text">
      <style:text-properties fo:color="#b5cea8" loext:opacity="100%" fo:font-family="Consolas" style:font-family-generic="roman" style:font-pitch="variable" fo:font-size="9pt" style:font-size-asian="9pt" style:font-size-complex="9pt"/>
    </style:style>
    <style:style style:name="T26" style:family="text">
      <style:text-properties fo:color="#c586c0" loext:opacity="100%" fo:font-family="Consolas" style:font-family-generic="roman" style:font-pitch="variable" fo:font-size="9pt" style:font-size-asian="9pt" style:font-size-complex="9pt"/>
    </style:style>
    <style:style style:name="T27" style:family="text">
      <style:text-properties fo:color="#6a9955" loext:opacity="100%" fo:font-family="Consolas" style:font-family-generic="roman" style:font-pitch="variable" fo:font-size="9pt" style:font-size-asian="9pt" style:font-size-complex="9pt"/>
    </style:style>
    <style:style style:name="T28" style:family="text">
      <style:text-properties fo:color="#cccccc" loext:opacity="100%" fo:font-family="Consolas" style:font-family-generic="roman" style:font-pitch="variable" fo:font-size="9pt" fo:language="it" fo:country="IT" style:font-size-asian="9pt" style:font-size-complex="9pt"/>
    </style:style>
    <style:style style:name="T29" style:family="text">
      <style:text-properties fo:color="#d4d4d4" loext:opacity="100%" fo:font-family="Consolas" style:font-family-generic="roman" style:font-pitch="variable" fo:font-size="9pt" fo:language="it" fo:country="IT" style:font-size-asian="9pt" style:font-size-complex="9pt"/>
    </style:style>
    <style:style style:name="T30" style:family="text">
      <style:text-properties fo:color="#569cd6" loext:opacity="100%" fo:font-family="Consolas" style:font-family-generic="roman" style:font-pitch="variable" fo:font-size="9pt" fo:language="it" fo:country="IT" style:font-size-asian="9pt" style:font-size-complex="9pt"/>
    </style:style>
    <style:style style:name="T31" style:family="text">
      <style:text-properties fo:color="#9cdcfe" loext:opacity="100%" fo:font-family="Consolas" style:font-family-generic="roman" style:font-pitch="variable" fo:font-size="9pt" fo:language="it" fo:country="IT" style:font-size-asian="9pt" style:font-size-complex="9pt"/>
    </style:style>
    <style:style style:name="T32" style:family="text">
      <style:text-properties fo:language="it" fo:country="IT"/>
    </style:style>
    <style:style style:name="T33" style:family="text">
      <style:text-properties fo:font-family="'Courier New'" style:font-family-generic="roman" style:font-pitch="variable" fo:font-size="10pt" fo:font-weight="bold" style:font-size-asian="10pt" style:font-weight-asian="bold" style:font-name-complex="Courier New" style:font-size-complex="10pt" style:font-weight-complex="bold"/>
    </style:style>
    <style:style style:name="T34" style:family="text">
      <style:text-properties fo:color="#808080" loext:opacity="100%" fo:font-family="'Courier New'" style:font-family-generic="roman" style:font-pitch="variable" fo:font-size="9pt" style:font-size-asian="9pt" style:font-name-complex="Courier New" style:font-size-complex="9pt">
        <loext:char-complex-color loext:theme-type="light1" loext:color-type="theme">
          <loext:transformation loext:type="shade" loext:value="4980"/>
        </loext:char-complex-color>
      </style:text-properties>
    </style:style>
    <style:style style:name="T35" style:family="text">
      <style:text-properties fo:font-family="'Courier New'" style:font-family-generic="roman" style:font-pitch="variable" fo:font-weight="bold" style:font-weight-asian="bold" style:font-name-complex="Courier New" fo:background-color="#00ff00"/>
    </style:style>
    <style:style style:name="T36" style:family="text">
      <style:text-properties fo:font-family="'Courier New'" style:font-family-generic="roman" style:font-pitch="variable" fo:font-weight="bold" style:font-weight-asian="bold" style:font-name-complex="Courier New" style:font-weight-complex="bold" fo:background-color="#00ff00"/>
    </style:style>
    <style:style style:name="T37" style:family="text">
      <style:text-properties fo:font-family="'Courier New'" style:font-family-generic="roman" style:font-pitch="variable" fo:font-weight="bold" style:font-weight-asian="bold" style:font-name-complex="Courier New" style:font-weight-complex="bold" fo:background-color="#00ffff"/>
    </style:style>
    <style:style style:name="T38" style:family="text">
      <style:text-properties fo:font-family="'Courier New'" style:font-family-generic="roman" style:font-pitch="variable" fo:font-size="10pt" fo:font-weight="bold" style:font-size-asian="10pt" style:font-weight-asian="bold" style:font-name-complex="Courier New" style:font-size-complex="10pt"/>
    </style:style>
    <style:style style:name="T39" style:family="text">
      <style:text-properties fo:font-size="10pt" style:font-size-asian="10pt" style:font-size-complex="10pt"/>
    </style:style>
    <style:style style:name="T40" style:family="text">
      <style:text-properties fo:font-family="'Courier New'" style:font-family-generic="roman" style:font-pitch="variable" fo:font-size="10pt" fo:font-weight="bold" style:font-size-asian="10pt" style:font-weight-asian="bold" style:font-name-complex="Courier New"/>
    </style:style>
    <style:style style:name="T41" style:family="text">
      <style:text-properties fo:font-size="10pt" style:text-underline-style="solid" style:text-underline-width="auto" style:text-underline-color="font-color" style:font-size-asian="10pt" style:font-size-complex="10pt"/>
    </style:style>
    <style:style style:name="T42" style:family="text">
      <style:text-properties fo:font-family="'Courier New'" style:font-family-generic="roman" style:font-pitch="variable" fo:font-size="10pt" style:text-underline-style="solid" style:text-underline-width="auto" style:text-underline-color="font-color" fo:font-weight="bold" style:font-size-asian="10pt" style:font-weight-asian="bold" style:font-name-complex="Courier New" style:font-size-complex="10pt" style:font-weight-complex="bold"/>
    </style:style>
    <style:style style:name="T43" style:family="text">
      <style:text-properties fo:font-family="'Courier New'" style:font-family-generic="roman" style:font-pitch="variable" fo:font-size="10pt" style:text-underline-style="solid" style:text-underline-width="auto" style:text-underline-color="font-color" fo:font-weight="bold" style:font-size-asian="10pt" style:font-weight-asian="bold" style:font-name-complex="Courier New" style:font-size-complex="10pt"/>
    </style:style>
    <style:style style:name="T44" style:family="text">
      <style:text-properties fo:font-size="10pt" fo:font-weight="bold" style:font-size-asian="10pt" style:font-weight-asian="bold" style:font-size-complex="10pt"/>
    </style:style>
    <style:style style:name="T45" style:family="text">
      <style:text-properties fo:font-family="'Courier New'" style:font-family-generic="roman" style:font-pitch="variable" fo:font-size="10pt" style:text-underline-style="solid" style:text-underline-width="auto" style:text-underline-color="font-color" style:font-size-asian="10pt" style:font-name-complex="Courier New" style:font-size-complex="10pt"/>
    </style:style>
    <style:style style:name="T4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2">j</text:span><text:span text:style-name="T1">Architetture dei Sistemi di Elaborazione</text:span><text:span text:style-name="T3"><text:line-break/></text:span><text:span text:style-name="T1">02GOLOV</text:span></text:p>
          </table:table-cell>
          <table:table-cell table:style-name="Table1.B1" office:value-type="string">
            <text:p text:style-name="P1" loext:marker-style-name="T1"><text:span text:style-name="T4">Computer Architectures</text:span><text:span text:style-name="T4"/></text:p>
            <text:p text:style-name="P1" loext:marker-style-name="T5"><text:span text:style-name="T1">02LSEYG</text:span><text:span text:style-name="T6"/></text:p>
          </table:table-cell>
        </table:table-row>
        <table:table-row table:style-name="Table1.2">
          <table:table-cell table:style-name="Table1.A2" office:value-type="string">
            <text:p text:style-name="P1" loext:marker-style-name="T7"><text:span text:style-name="T7">Laboratory</text:span><text:span text:style-name="T7"/></text:p>
            <text:p text:style-name="P1" loext:marker-style-name="T5"><text:span text:style-name="T8">0x03</text:span><text:span text:style-name="T8"/></text:p>
          </table:table-cell>
          <table:table-cell table:style-name="Table1.B2" office:value-type="string">
            <text:p text:style-name="P2">Expected delivery of lab_03.zip must include:</text:p>
            <text:list text:style-name="WWNum13">
              <text:list-item>
                <text:p text:style-name="P3" loext:marker-style-name="T9"><text:span text:style-name="T10">program_1.s, program_1_a.s</text:span><text:span text:style-name="T9">, and </text:span><text:span text:style-name="T10">program_1_b.s</text:span></text:p>
              </text:list-item>
              <text:list-item>
                <text:p text:style-name="P3"><text:span text:style-name="T9">This file, filled with information and possibly compiled in a </text:span><text:span text:style-name="T11">PDF </text:span><text:span text:style-name="T9">format.</text:span></text:p>
              </text:list-item>
            </text:list>
          </table:table-cell>
        </table:table-row>
        <table:table-row table:style-name="Table1.2">
          <table:table-cell table:style-name="Table1.A3" table:number-columns-spanned="2" office:value-type="string">
            <text:p text:style-name="P1">Delivery date:</text:p>
            <text:p text:style-name="P1"><text:span text:style-name="T12">October 30</text:span><text:span text:style-name="T13">th</text:span><text:span text:style-name="T12">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4">Initial Configuration</text:span> provided below:</text:p>
      <text:p text:style-name="P6" loext:marker-style-name="T15"><text:span text:style-name="T16">INTEGER_ALU_LATENCY = 1 </text:span><text:span text:style-name="T16"/></text:p>
      <text:p text:style-name="P6" loext:marker-style-name="T15"><text:span text:style-name="T16">INTEGER_MUL_LATENCY = 1 </text:span><text:span text:style-name="T16"/></text:p>
      <text:p text:style-name="P6" loext:marker-style-name="T15"><text:span text:style-name="T16">INTEGER_DIV_LATENCY = 1 </text:span><text:span text:style-name="T16"/></text:p>
      <text:p text:style-name="P7" loext:marker-style-name="T17"><text:span text:style-name="T18">FLOAT_ALU_LATENCY = 4 </text:span><text:span text:style-name="T18"/></text:p>
      <text:p text:style-name="P7" loext:marker-style-name="T17"><text:span text:style-name="T18">FLOAT_MUL_LATENCY = 6 </text:span><text:span text:style-name="T18"/></text:p>
      <text:p text:style-name="P7" loext:marker-style-name="T15"><text:span text:style-name="T18">FLOAT_DIV_LATENCY = 12</text:span><text:span text:style-name="T16"/></text:p>
      <text:p text:style-name="P8" loext:marker-style-name="T19"/>
      <text:list text:style-name="WWNum10">
        <text:list-item>
          <text:p text:style-name="P9">Enhance the assembly program you created in the previous lab called <text:span text:style-name="T20">program_1.s</text:span>: </text:p>
        </text:list-item>
      </text:list>
      <text:p text:style-name="P10"/>
      <text:p text:style-name="P11" loext:marker-style-name="T21"><text:span text:style-name="T22">int</text:span><text:span text:style-name="T21"> </text:span><text:span text:style-name="T23">m</text:span><text:span text:style-name="T21"> </text:span><text:span text:style-name="T24">=</text:span><text:span text:style-name="T21"> </text:span><text:span text:style-name="T25">1</text:span><text:span text:style-name="T21">;</text:span></text:p>
      <text:p text:style-name="P11" loext:marker-style-name="T21"><text:span text:style-name="T22">float</text:span><text:span text:style-name="T21"> </text:span><text:span text:style-name="T23">a</text:span><text:span text:style-name="T21">, </text:span><text:span text:style-name="T23">b</text:span><text:span text:style-name="T21">;</text:span></text:p>
      <text:p text:style-name="P11" loext:marker-style-name="T21"><text:span text:style-name="T26">for</text:span><text:span text:style-name="T21"> (i </text:span><text:span text:style-name="T24">=</text:span><text:span text:style-name="T21"> </text:span><text:span text:style-name="T25">31</text:span><text:span text:style-name="T21">; i </text:span><text:span text:style-name="T24">&gt;=</text:span><text:span text:style-name="T21"> </text:span><text:span text:style-name="T25">0</text:span><text:span text:style-name="T21">; i</text:span><text:span text:style-name="T24">--</text:span><text:span text:style-name="T21">) {</text:span></text:p>
      <text:p text:style-name="P11" loext:marker-style-name="T21"><text:span text:style-name="T21">    </text:span><text:span text:style-name="T26">if</text:span><text:span text:style-name="T21"> (i is a multiple of 3) {</text:span></text:p>
      <text:p text:style-name="P11" loext:marker-style-name="T21"><text:span text:style-name="T21">        a </text:span><text:span text:style-name="T24">=</text:span><text:span text:style-name="T21"> </text:span><text:span text:style-name="T23">v1</text:span><text:span text:style-name="T21">[i] </text:span><text:span text:style-name="T24">/</text:span><text:span text:style-name="T21"> ((</text:span><text:span text:style-name="T22">float</text:span><text:span text:style-name="T21">) m </text:span><text:span text:style-name="T24">&lt;&lt;</text:span><text:span text:style-name="T21"> i);</text:span><text:span text:style-name="T27"> /*logic shift */</text:span></text:p>
      <text:p text:style-name="P11" loext:marker-style-name="T21"><text:span text:style-name="T21">        m </text:span><text:span text:style-name="T24">=</text:span><text:span text:style-name="T21"> (</text:span><text:span text:style-name="T22">int</text:span><text:span text:style-name="T21">) a;</text:span></text:p>
      <text:p text:style-name="P11" loext:marker-style-name="T21"><text:span text:style-name="T21">    } </text:span><text:span text:style-name="T26">else</text:span><text:span text:style-name="T21"> { </text:span></text:p>
      <text:p text:style-name="P11" loext:marker-style-name="T21"><text:span text:style-name="T21">        a </text:span><text:span text:style-name="T24">=</text:span><text:span text:style-name="T21"> </text:span><text:span text:style-name="T23">v1</text:span><text:span text:style-name="T21">[i] </text:span><text:span text:style-name="T24">*</text:span><text:span text:style-name="T21"> ((</text:span><text:span text:style-name="T22">float</text:span><text:span text:style-name="T21">) m </text:span><text:span text:style-name="T24">*</text:span><text:span text:style-name="T21"> i);</text:span></text:p>
      <text:p text:style-name="P11" loext:marker-style-name="T28"><text:span text:style-name="T21">        </text:span><text:span text:style-name="T28">m </text:span><text:span text:style-name="T29">=</text:span><text:span text:style-name="T28"> (</text:span><text:span text:style-name="T30">int</text:span><text:span text:style-name="T28">) a;</text:span></text:p>
      <text:p text:style-name="P11" loext:marker-style-name="T28"><text:span text:style-name="T28">    }   </text:span><text:span text:style-name="T28"/></text:p>
      <text:p text:style-name="P11" loext:marker-style-name="T28"><text:span text:style-name="T28">    </text:span><text:span text:style-name="T31">v4</text:span><text:span text:style-name="T28">[i] </text:span><text:span text:style-name="T29">=</text:span><text:span text:style-name="T28"> a </text:span><text:span text:style-name="T29">* </text:span><text:span text:style-name="T31">v1</text:span><text:span text:style-name="T28">[i] - </text:span><text:span text:style-name="T31">v2</text:span><text:span text:style-name="T28">[i];</text:span></text:p>
      <text:p text:style-name="P11" loext:marker-style-name="T28"><text:span text:style-name="T28">    </text:span><text:span text:style-name="T31">v5</text:span><text:span text:style-name="T28">[i] </text:span><text:span text:style-name="T29">=</text:span><text:span text:style-name="T28"> </text:span><text:span text:style-name="T31">v4</text:span><text:span text:style-name="T28">[i]</text:span><text:span text:style-name="T29">/</text:span><text:span text:style-name="T31">v3</text:span><text:span text:style-name="T28">[i] - b;</text:span></text:p>
      <text:p text:style-name="P11" loext:marker-style-name="T28"><text:span text:style-name="T28">    </text:span><text:span text:style-name="T31">v6</text:span><text:span text:style-name="T28">[i] </text:span><text:span text:style-name="T29">=</text:span><text:span text:style-name="T28"> (</text:span><text:span text:style-name="T31">v4</text:span><text:span text:style-name="T28">[i]</text:span><text:span text:style-name="T29">-</text:span><text:span text:style-name="T31">v1</text:span><text:span text:style-name="T28">[i]) </text:span><text:span text:style-name="T29">* </text:span><text:span text:style-name="T31">v5</text:span><text:span text:style-name="T28">[i];</text:span></text:p>
      <text:p text:style-name="P11" loext:marker-style-name="T21"><text:span text:style-name="T21">}</text:span><text:span text:style-name="T21"/></text:p>
      <text:p text:style-name="P4" loext:marker-style-name="T32"><text:span text:style-name="T32"><text:tab/></text:span><text:span text:style-name="T32"/></text:p>
      <text:list text:style-name="WWNum14">
        <text:list-item>
          <text:list>
            <text:list-item>
              <text:list>
                <text:list-item>
                  <text:p text:style-name="P12">Manually detect the different data, structural, and control hazards that cause a pipeline stall. Report at least 3 hazards in the code (or the pipeline) and fill the following table:</text:p>
                </text:list-item>
              </text:list>
            </text:list-item>
          </text:list>
        </text:list-item>
      </text:list>
      <text:p text:style-name="P4"/>
      <text:p text:style-name="P4"/>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 loext:marker-style-name="T33"><text:span text:style-name="T33">C Line</text:span><text:span text:style-name="T33"/></text:p>
          </table:table-cell>
          <table:table-cell table:style-name="Table2.B1" office:value-type="string">
            <text:p text:style-name="P1" loext:marker-style-name="T33"><text:span text:style-name="T33">Corresponding RISC-V Instruction(s)</text:span><text:span text:style-name="T33"/></text:p>
          </table:table-cell>
          <table:table-cell table:style-name="Table2.A1" office:value-type="string">
            <text:p text:style-name="P1" loext:marker-style-name="T33"><text:span text:style-name="T33">Type of Hazard</text:span><text:span text:style-name="T33"/></text:p>
          </table:table-cell>
          <table:table-cell table:style-name="Table2.A1" office:value-type="string">
            <text:p text:style-name="P1" loext:marker-style-name="T33"><text:span text:style-name="T33">Pipeline Stage</text:span><text:span text:style-name="T33"/></text:p>
          </table:table-cell>
          <table:table-cell table:style-name="Table2.A1" office:value-type="string">
            <text:p text:style-name="P1" loext:marker-style-name="T33"><text:span text:style-name="T33">Cause of Stall</text:span><text:span text:style-name="T33"/></text:p>
          </table:table-cell>
        </table:table-row>
        <table:table-row table:style-name="Table2.2">
          <table:table-cell table:style-name="Table2.A2" office:value-type="string">
            <text:p text:style-name="P14" loext:marker-style-name="T34"><text:span text:style-name="T34">e.g. x = (a + </text:span><text:soft-page-break/><text:span text:style-name="T34">b) * 2;</text:span><text:span text:style-name="T34"/></text:p>
          </table:table-cell>
          <table:table-cell table:style-name="Table2.B2" office:value-type="string">
            <text:p text:style-name="P14" loext:marker-style-name="T34"><text:span text:style-name="T34">ADD x5, x1, x2</text:span><text:span text:style-name="T34"/></text:p>
            <text:p text:style-name="P14" loext:marker-style-name="T34"><text:soft-page-break/><text:span text:style-name="T34">SLLI x6, x5, 1</text:span><text:span text:style-name="T34"/></text:p>
          </table:table-cell>
          <table:table-cell table:style-name="Table2.C2" office:value-type="string">
            <text:p text:style-name="P14" loext:marker-style-name="T34"><text:span text:style-name="T34">Data - </text:span><text:soft-page-break/><text:span text:style-name="T34">RAW</text:span><text:span text:style-name="T34"/></text:p>
          </table:table-cell>
          <table:table-cell table:style-name="Table2.D2" office:value-type="string">
            <text:p text:style-name="P14" loext:marker-style-name="T34"><text:span text:style-name="T34">EX</text:span><text:span text:style-name="T34"/></text:p>
          </table:table-cell>
          <table:table-cell table:style-name="Table2.E2" office:value-type="string">
            <text:p text:style-name="P14" loext:marker-style-name="T34"><text:span text:style-name="T34">x5 not ready for </text:span><text:soft-page-break/><text:span text:style-name="T34">shift until ADD complete</text:span><text:span text:style-name="T34"/></text:p>
          </table:table-cell>
        </table:table-row>
        <table:table-row table:style-name="Table2.3">
          <table:table-cell table:style-name="Table2.A3" office:value-type="string">
            <text:p text:style-name="P14" loext:marker-style-name="T34"><text:span text:style-name="T34">e.g. if (a &gt; b) x = c; else x = d;</text:span><text:span text:style-name="T34"/></text:p>
          </table:table-cell>
          <table:table-cell table:style-name="Table2.B3" office:value-type="string">
            <text:p text:style-name="P14" loext:marker-style-name="T34"><text:span text:style-name="T34">BGT x1, x2, L1</text:span><text:span text:style-name="T34"/></text:p>
            <text:p text:style-name="P14" loext:marker-style-name="T34"><text:span text:style-name="T34">J L2</text:span><text:span text:style-name="T34"/></text:p>
          </table:table-cell>
          <table:table-cell table:style-name="Table2.C3" office:value-type="string">
            <text:p text:style-name="P14" loext:marker-style-name="T34"><text:span text:style-name="T34">Control</text:span><text:span text:style-name="T34"/></text:p>
          </table:table-cell>
          <table:table-cell table:style-name="Table2.D3" office:value-type="string">
            <text:p text:style-name="P14" loext:marker-style-name="T34"><text:span text:style-name="T34">IF/ID</text:span><text:span text:style-name="T34"/></text:p>
          </table:table-cell>
          <table:table-cell table:style-name="Table2.E3" office:value-type="string">
            <text:p text:style-name="P14" loext:marker-style-name="T34"><text:span text:style-name="T34">…</text:span><text:span text:style-name="T34"/></text:p>
          </table:table-cell>
        </table:table-row>
        <table:table-row table:style-name="Table2.4">
          <table:table-cell table:style-name="Table2.A4" office:value-type="string">
            <text:p text:style-name="P14"/>
          </table:table-cell>
          <table:table-cell table:style-name="Table2.B4" office:value-type="string">
            <text:p text:style-name="P14"/>
          </table:table-cell>
          <table:table-cell table:style-name="Table2.C4" office:value-type="string">
            <text:p text:style-name="P14"/>
          </table:table-cell>
          <table:table-cell table:style-name="Table2.D4" office:value-type="string">
            <text:p text:style-name="P14"/>
          </table:table-cell>
          <table:table-cell table:style-name="Table2.E4" office:value-type="string">
            <text:p text:style-name="P14"/>
          </table:table-cell>
        </table:table-row>
      </table:table>
      <text:p text:style-name="P13"/>
      <text:list text:continue-numbering="true" text:style-name="WWNum14">
        <text:list-item>
          <text:list>
            <text:list-item>
              <text:list>
                <text:list-item>
                  <text:p text:style-name="P12">Optimize the program by re-scheduling instructions to eliminate as many hazards as possible. Manually calculate the number of clock cycles for the new program (<text:span text:style-name="T35">program_1_a.s</text:span>) to execute and compare the results with those obtained by the simulator.</text:p>
                </text:list-item>
              </text:list>
            </text:list-item>
          </text:list>
        </text:list-item>
      </text:list>
      <text:p text:style-name="P13"/>
      <text:p text:style-name="P13"/>
      <text:list text:continue-numbering="true" text:style-name="WWNum14">
        <text:list-item>
          <text:list>
            <text:list-item>
              <text:list>
                <text:list-item>
                  <text:p text:style-name="P12">Unroll the program (<text:span text:style-name="T36">program_1_a.s</text:span>) two times; If necessary, re-schedule instructions and increase the number of registers used. <text:s/>Manually calculate the number of clock cycles to execute the new program (<text:span text:style-name="T37">program_1_b.s</text:span>) and compare the results obtained with those obtained by the simulator.</text:p>
                </text:list-item>
              </text:list>
            </text:list-item>
          </text:list>
        </text:list-item>
      </text:list>
      <text:p text:style-name="List_20_Paragraph"/>
      <text:p text:style-name="List_20_Paragraph"><text:span text:style-name="T9">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 loext:marker-style-name="T38"><text:span text:style-name="T38">Program</text:span><text:span text:style-name="T38"/></text:p>
          </table:table-cell>
          <table:table-cell table:style-name="Table3.A1" office:value-type="string">
            <text:p text:style-name="P15" loext:marker-style-name="T39"><text:span text:style-name="T40">program_1.s</text:span><text:span text:style-name="T38"/></text:p>
          </table:table-cell>
          <table:table-cell table:style-name="Table3.A1" office:value-type="string">
            <text:p text:style-name="P15" loext:marker-style-name="T39"><text:span text:style-name="T33">program_1_a.s</text:span><text:span text:style-name="T33"/></text:p>
          </table:table-cell>
          <table:table-cell table:style-name="Table3.A1" office:value-type="string">
            <text:p text:style-name="P15" loext:marker-style-name="T41"><text:span text:style-name="T33">program_1_b.s</text:span><text:span text:style-name="T42"/></text:p>
          </table:table-cell>
        </table:table-row>
        <table:table-row table:style-name="Table3.2">
          <table:table-cell table:style-name="Table3.A2" office:value-type="string">
            <text:p text:style-name="P16" loext:marker-style-name="T41"><text:span text:style-name="T38">Clock cycles by hand</text:span><text:span text:style-name="T43"/></text:p>
          </table:table-cell>
          <table:table-cell table:style-name="Table3.B2" office:value-type="string">
            <text:p text:style-name="P17" loext:marker-style-name="T41"/>
          </table:table-cell>
          <table:table-cell table:style-name="Table3.C2" office:value-type="string">
            <text:p text:style-name="P17" loext:marker-style-name="T41"/>
          </table:table-cell>
          <table:table-cell table:style-name="Table3.D2" office:value-type="string">
            <text:p text:style-name="P17" loext:marker-style-name="T41"/>
          </table:table-cell>
        </table:table-row>
        <table:table-row table:style-name="Table3.3">
          <table:table-cell table:style-name="Table3.A3" office:value-type="string">
            <text:p text:style-name="P16" loext:marker-style-name="T38"><text:span text:style-name="T38">Clock cycles by simulation</text:span><text:span text:style-name="T38"/></text:p>
          </table:table-cell>
          <table:table-cell table:style-name="Table3.B3" office:value-type="string">
            <text:p text:style-name="P17" loext:marker-style-name="T41"/>
          </table:table-cell>
          <table:table-cell table:style-name="Table3.C3" office:value-type="string">
            <text:p text:style-name="P17" loext:marker-style-name="T41"/>
          </table:table-cell>
          <table:table-cell table:style-name="Table3.D3" office:value-type="string">
            <text:p text:style-name="P17" loext:marker-style-name="T41"/>
          </table:table-cell>
        </table:table-row>
      </table:table>
      <text:p text:style-name="P4"/>
      <text:p text:style-name="P4"/>
      <text:list text:continue-numbering="true" text:style-name="WWNum14">
        <text:list-item>
          <text:p text:style-name="P18">Collect the Cycles Per Instruction (CPI) from the simulator for different programs</text:p>
        </text:list-item>
      </text:list>
      <text:p text:style-name="P1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 loext:marker-style-name="T44"/>
          </table:table-cell>
          <table:table-cell table:style-name="Table4.A1" office:value-type="string">
            <text:p text:style-name="P15" loext:marker-style-name="T39"><text:span text:style-name="T40">program_1.s</text:span><text:span text:style-name="T38"/></text:p>
          </table:table-cell>
          <table:table-cell table:style-name="Table4.A1" office:value-type="string">
            <text:p text:style-name="P15" loext:marker-style-name="T39"><text:span text:style-name="T40">program_1_a.s</text:span><text:span text:style-name="T38"/></text:p>
          </table:table-cell>
          <table:table-cell table:style-name="Table4.A1" office:value-type="string">
            <text:p text:style-name="P15" loext:marker-style-name="T41"><text:span text:style-name="T40">program_1_b.s</text:span><text:span text:style-name="T43"/></text:p>
          </table:table-cell>
        </table:table-row>
        <table:table-row table:style-name="Table4.2">
          <table:table-cell table:style-name="Table4.A2" office:value-type="string">
            <text:p text:style-name="P16" loext:marker-style-name="T45"><text:span text:style-name="T38">CPI</text:span><text:span text:style-name="T43"/></text:p>
          </table:table-cell>
          <table:table-cell table:style-name="Table4.B2" office:value-type="string">
            <text:p text:style-name="P21" loext:marker-style-name="T41"/>
          </table:table-cell>
          <table:table-cell table:style-name="Table4.C2" office:value-type="string">
            <text:p text:style-name="P21" loext:marker-style-name="T41"/>
          </table:table-cell>
          <table:table-cell table:style-name="Table4.D2" office:value-type="string">
            <text:p text:style-name="P21" loext:marker-style-name="T41"/>
          </table:table-cell>
        </table:table-row>
      </table:table>
      <text:p text:style-name="P4"/>
      <text:p text:style-name="P10"><text:span text:style-name="T9">Compare the results obtained in 1) and provide some explanation if the results are different.</text:span></text:p>
      <text:p text:style-name="P10"/>
      <text:p text:style-name="P22" loext:marker-style-name="T46"><text:span text:style-name="T46">Eventual explanation:</text:span><text:span text:style-name="T46"/></text:p>
      <text:p text:style-name="P23" loext:marker-style-name="T46"/>
      <text:p text:style-name="P23" loext:marker-style-name="T46"/>
      <text:p text:style-name="P23" loext:marker-style-name="T46"/>
      <text:p text:style-name="P23" loext:marker-style-name="T46"/>
      <text:p text:style-name="P23" loext:marker-style-name="T46"/>
      <text:p text:style-name="P23" loext:marker-style-name="T46"/>
      <text:p text:style-name="P24" loext:marker-style-name="T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Footer_20_Char" style:class="extra">
      <style:paragraph-properties>
        <style:tab-stops>
          <style:tab-stop style:position="3.3465in" style:type="center"/>
          <style:tab-stop style:position="6.6929in" style:type="right"/>
        </style:tab-stops>
      </style:paragraph-properties>
    </style:style>
    <style:style style:name="Document_20_Map" style:display-name="Document Map" style:family="paragraph" style:parent-style-name="Standard" loext:linked-style-name="Document_20_Map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Default_20_Paragraph_20_Font" style:display-name="Default Paragraph Font"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1252in" fo:margin-left="1.5in"/>
        </style:list-level-properties>
        <style:text-properties fo:font-family="Symbol" style:font-style-name="Regular" style:font-pitch="variable"/>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6252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2.1252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6252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3.125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6252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4.1252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6252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5.1252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6252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75in" fo:text-indent="-0.1252in" fo:margin-left="1.75in"/>
        </style:list-level-properties>
        <style:text-properties fo:font-family="Symbol" style:font-style-name="Regular" style:font-pitch="variable"/>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0.7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1252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8.5in" fo:page-height="11in" style:num-format="1" style:print-orientation="portrait" fo:margin-top="0.5in" fo:margin-bottom="0.6898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898in" fo:margin-left="0in" fo:margin-right="0in" fo:margin-bottom="0.150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18</meta:editing-cycles>
    <meta:print-date>2018-10-23T22:29:00</meta:print-date>
    <meta:creation-date>2025-10-20T23:50:00</meta:creation-date>
    <dc:date>2025-10-23T11:35:47.210910000</dc:date>
    <meta:generator>LibreOffice/25.8.2.2$MacOSX_AARCH64 LibreOffice_project/d401f2107ccab8f924a8e2df40f573aab7605b6f</meta:generator>
    <meta:editing-duration>P1DT1H5M14S</meta:editing-duration>
    <meta:document-statistic meta:table-count="4" meta:image-count="0" meta:object-count="0" meta:page-count="2" meta:paragraph-count="68" meta:word-count="442" meta:character-count="2623" meta:non-whitespace-character-count="2188"/>
    <meta:user-defined meta:name="AppVersion">16.0000</meta:user-defined>
    <meta:user-defined meta:name="DocSecurity" meta:value-type="float">4</meta:user-defined>
    <meta:user-defined meta:name="GrammarlyDocumentId">1b8bdb7ce534825cdd9d3b4b5b00f3ab791cac0ab35009cba105f066c5296bfb</meta:user-defined>
    <meta:template xlink:type="simple" xlink:actuate="onRequest" xlink:title="Normal.dotm" xlink:href=""/>
  </office:meta>
</office:document-meta>
</file>